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 delta:insertion-change-idref="I" delta:insertion-type="insert-with-content">
          <text:list text:style-name="L11">
            <text:list-item>
              <text:p text:style-name="P2">This is sub-list-item 1</text:p>
            </text:list-item>
            <text:list-item>
              <text:p text:style-name="P2">This is sub-list-item 1</text:p>
            </text:list-item>
            <text:list-item>
              <text:p text:style-name="P2">This is sub-list-item 1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3</meta:generator>
    <dc:title/>
    <meta:initial-creator>Tristan Mitchell</meta:initial-creator>
    <meta:editing-cycles>1</meta:editing-cycles>
    <dc:date>2010-11-03T17:41:16</dc:date>
    <meta:creation-date>2010-06-24T11:29:39</meta:creation-date>
    <dc:creator>Tristan Mitchell</dc:creator>
  </office:meta>
</office:document-meta>
</file>